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Bitstream Vera Sans" svg:font-family="'Bitstream Vera Sans'" style:font-family-generic="roman" style:font-pitch="variable"/>
    <style:font-face style:name="Arial" svg:font-family="Arial" style:font-adornments="Normal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715cm" style:rel-column-width="22033*"/>
    </style:style>
    <style:style style:name="Tabelle1.B" style:family="table-column">
      <style:table-column-properties style:column-width="11.284cm" style:rel-column-width="4350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P3" style:family="paragraph" style:parent-style-name="Heading_20_2">
      <style:text-properties fo:language="en" fo:country="US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Heading_20_3">
      <style:text-properties fo:language="en" fo:country="US"/>
    </style:style>
    <style:style style:name="P6" style:family="paragraph" style:parent-style-name="Standard" style:list-style-name="L1"/>
    <style:style style:name="P7" style:family="paragraph" style:parent-style-name="Standard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 style:list-style-name="L1">
      <style:text-properties fo:language="en" fo:country="US"/>
    </style:style>
    <style:style style:name="P10" style:family="paragraph" style:parent-style-name="Text_20_body" style:list-style-name="L2">
      <style:text-properties fo:language="en" fo:country="US"/>
    </style:style>
    <style:style style:name="P11" style:family="paragraph" style:parent-style-name="Text_20_body" style:list-style-name="L3">
      <style:text-properties fo:language="en" fo:country="US"/>
    </style:style>
    <style:style style:name="P12" style:family="paragraph" style:parent-style-name="Text_20_body" style:list-style-name="L4">
      <style:text-properties fo:language="en" fo:country="US"/>
    </style:style>
    <style:style style:name="P13" style:family="paragraph" style:parent-style-name="Text_20_body" style:list-style-name="L2"/>
    <style:style style:name="P14" style:family="paragraph" style:parent-style-name="Text_20_body" style:list-style-name="L4">
      <style:paragraph-properties fo:margin-left="0cm" fo:margin-right="0cm" fo:text-indent="0cm" style:auto-text-indent="false"/>
      <style:text-properties fo:language="en" fo:country="US"/>
    </style:style>
    <style:style style:name="P15" style:family="paragraph" style:parent-style-name="Heading_20_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XSL:FO and ODT cover page plugin for YajHFC</text:h>
      <text:h text:style-name="P3" text:outline-level="2">Installation</text:h>
      <text:p text:style-name="P1">These installation instruction apply to a manual installation using the ZIP archive. If you used the Windows setup application, you can skip this section.</text:p>
      <text:list text:style-name="L1">
        <text:list-item>
          <text:p text:style-name="P9">Download the ZIP archive FOPPlugin_0_X_Y.zip (where X and Y designate the respective YajHFC version).<text:line-break/>This archive not only contains the plugin but also the corresponding version of YajHFC for convenience (because YajHFC itself is relatively small compared to the required libraries) .</text:p>
        </text:list-item>
        <text:list-item>
          <text:p text:style-name="P6"><text:span text:style-name="T1">Start YajHFC by executing </text:span><text:span text:style-name="Source_20_Text"><text:span text:style-name="T1">yajhc-fop.sh</text:span></text:span><text:span text:style-name="T1"> (UNIX) or </text:span><text:span text:style-name="Source_20_Text"><text:span text:style-name="T1">yajhfc-fop.cmd </text:span></text:span><text:span text:style-name="T1">(Windows).</text:span></text:p>
        </text:list-item>
        <text:list-item>
          <text:p text:style-name="P6"><text:span text:style-name="T1">Now you should be able to choose XSL:FO files and OpenDocument text files as cover page template.<text:line-break/>Additionally there should be a sub menu “</text:span><text:span text:style-name="Variable"><text:span text:style-name="T1">Extras→XSL:FO and ODT utilities</text:span></text:span><text:span text:style-name="T1">” containing three menu items.</text:span></text:p>
        </text:list-item>
      </text:list>
      <text:p text:style-name="P7"/>
      <text:h text:style-name="P3" text:outline-level="2">Usage</text:h>
      <text:p text:style-name="P1">To design a cover page template, simply create a XSL:FO file or a OpenDocument text document (e.g. using OpenOffice).</text:p>
      <text:p text:style-name="Text_20_body"><text:span text:style-name="T1">When this file is used as a cover page the following strings are replaced (case insensitively) with the corresponding cover page fields (see </text:span><text:span text:style-name="Source_20_Text"><text:span text:style-name="T1">examples/cover.odt</text:span></text:span><text:span text:style-name="T1"> for an example on how to do that):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String</text:p>
          </table:table-cell>
          <table:table-cell table:style-name="Tabelle1.B1" office:value-type="string">
            <text:p text:style-name="P4">Meaning</text:p>
          </table:table-cell>
        </table:table-row>
        <table:table-row>
          <table:table-cell table:style-name="Tabelle1.A2" office:value-type="string">
            <text:p text:style-name="Table_20_Contents">@@Name@@</text:p>
          </table:table-cell>
          <table:table-cell table:style-name="Tabelle1.B2" office:value-type="string">
            <text:p text:style-name="Table_20_Contents">The recipient's name</text:p>
          </table:table-cell>
        </table:table-row>
        <table:table-row>
          <table:table-cell table:style-name="Tabelle1.A2" office:value-type="string">
            <text:p text:style-name="Table_20_Contents">@@Location@@</text:p>
          </table:table-cell>
          <table:table-cell table:style-name="Tabelle1.B2" office:value-type="string">
            <text:p text:style-name="Table_20_Contents">The recipient's location</text:p>
          </table:table-cell>
        </table:table-row>
        <table:table-row>
          <table:table-cell table:style-name="Tabelle1.A2" office:value-type="string">
            <text:p text:style-name="Table_20_Contents">@@Company@@</text:p>
          </table:table-cell>
          <table:table-cell table:style-name="Tabelle1.B2" office:value-type="string">
            <text:p text:style-name="Table_20_Contents">The recipient's company</text:p>
          </table:table-cell>
        </table:table-row>
        <table:table-row>
          <table:table-cell table:style-name="Tabelle1.A2" office:value-type="string">
            <text:p text:style-name="Table_20_Contents">@@Faxnumber@@</text:p>
          </table:table-cell>
          <table:table-cell table:style-name="Tabelle1.B2" office:value-type="string">
            <text:p text:style-name="Table_20_Contents">The recipient's fax number</text:p>
          </table:table-cell>
        </table:table-row>
        <table:table-row>
          <table:table-cell table:style-name="Tabelle1.A2" office:value-type="string">
            <text:p text:style-name="Table_20_Contents">@@Voicenumber@@</text:p>
          </table:table-cell>
          <table:table-cell table:style-name="Tabelle1.B2" office:value-type="string">
            <text:p text:style-name="Table_20_Contents">The recipient's voice number</text:p>
          </table:table-cell>
        </table:table-row>
        <table:table-row>
          <table:table-cell table:style-name="Tabelle1.A2" office:value-type="string">
            <text:p text:style-name="Table_20_Contents">@@FromName@@</text:p>
          </table:table-cell>
          <table:table-cell table:style-name="Tabelle1.B2" office:value-type="string">
            <text:p text:style-name="Table_20_Contents">The sender's name</text:p>
          </table:table-cell>
        </table:table-row>
        <table:table-row>
          <table:table-cell table:style-name="Tabelle1.A2" office:value-type="string">
            <text:p text:style-name="Table_20_Contents">@@FromLocation@@</text:p>
          </table:table-cell>
          <table:table-cell table:style-name="Tabelle1.B2" office:value-type="string">
            <text:p text:style-name="Table_20_Contents">The sender's location</text:p>
          </table:table-cell>
        </table:table-row>
        <table:table-row>
          <table:table-cell table:style-name="Tabelle1.A2" office:value-type="string">
            <text:p text:style-name="Table_20_Contents">@@FromCompany@@</text:p>
          </table:table-cell>
          <table:table-cell table:style-name="Tabelle1.B2" office:value-type="string">
            <text:p text:style-name="Table_20_Contents">The sender's company</text:p>
          </table:table-cell>
        </table:table-row>
        <table:table-row>
          <table:table-cell table:style-name="Tabelle1.A2" office:value-type="string">
            <text:p text:style-name="Table_20_Contents">@@FromFaxnumber@@</text:p>
          </table:table-cell>
          <table:table-cell table:style-name="Tabelle1.B2" office:value-type="string">
            <text:p text:style-name="Table_20_Contents">The sender's fax number</text:p>
          </table:table-cell>
        </table:table-row>
        <table:table-row>
          <table:table-cell table:style-name="Tabelle1.A2" office:value-type="string">
            <text:p text:style-name="Table_20_Contents">@@FromVoicenumber@@</text:p>
          </table:table-cell>
          <table:table-cell table:style-name="Tabelle1.B2" office:value-type="string">
            <text:p text:style-name="Table_20_Contents">The sender's voice number</text:p>
          </table:table-cell>
        </table:table-row>
        <table:table-row>
          <table:table-cell table:style-name="Tabelle1.A2" office:value-type="string">
            <text:p text:style-name="Table_20_Contents">@@FromEMail@@</text:p>
          </table:table-cell>
          <table:table-cell table:style-name="Tabelle1.B2" office:value-type="string">
            <text:p text:style-name="Table_20_Contents">The sender's e-mail address</text:p>
          </table:table-cell>
        </table:table-row>
        <table:table-row>
          <table:table-cell table:style-name="Tabelle1.A2" office:value-type="string">
            <text:p text:style-name="Table_20_Contents">@@Subject@@</text:p>
          </table:table-cell>
          <table:table-cell table:style-name="Tabelle1.B2" office:value-type="string">
            <text:p text:style-name="Table_20_Contents">The fax's subject</text:p>
          </table:table-cell>
        </table:table-row>
        <table:table-row>
          <table:table-cell table:style-name="Tabelle1.A2" office:value-type="string">
            <text:p text:style-name="Table_20_Contents">@@Date@@</text:p>
          </table:table-cell>
          <table:table-cell table:style-name="Tabelle1.B2" office:value-type="string">
            <text:p text:style-name="Table_20_Contents">Today's date</text:p>
          </table:table-cell>
        </table:table-row>
        <table:table-row>
          <table:table-cell table:style-name="Tabelle1.A2" office:value-type="string">
            <text:p text:style-name="Table_20_Contents">@@PageCount@@</text:p>
          </table:table-cell>
          <table:table-cell table:style-name="Tabelle1.B2" office:value-type="string">
            <text:p text:style-name="Table_20_Contents">The number of pages excluding the cover page</text:p>
          </table:table-cell>
        </table:table-row>
        <table:table-row>
          <table:table-cell table:style-name="Tabelle1.A2" office:value-type="string">
            <text:p text:style-name="Table_20_Contents">@@Comments@@</text:p>
          </table:table-cell>
          <table:table-cell table:style-name="Tabelle1.B2" office:value-type="string">
            <text:p text:style-name="Table_20_Contents">The comments entered for this fax</text:p>
          </table:table-cell>
        </table:table-row>
      </table:table>
      <text:p text:style-name="P1"/>
      <text:p text:style-name="Text_20_body"><text:span text:style-name="T1">Note that these “tags” are just normal text. You can format them any way you like and the </text:span><text:soft-page-break/><text:span text:style-name="T1">cover page text will have the same formatting.<text:line-break/>If the formatting changes </text:span><text:span text:style-name="T2">inside </text:span><text:span text:style-name="T3">such a tag, however, (e.g. @@</text:span><text:span text:style-name="T4">Sub</text:span><text:span text:style-name="T3">ject@@) it probably will not be recognized.</text:span></text:p>
      <text:h text:style-name="P3" text:outline-level="2">Notes</text:h>
      <text:h text:style-name="Heading_20_3" text:outline-level="3">Gener<text:span text:style-name="T1">al</text:span></text:h>
      <text:list text:style-name="L2">
        <text:list-item>
          <text:p text:style-name="P10">In general cover pages designed as XSL:FO files directly will work much better because ODT files are converted to XSL:FO first (also see section “ODT format”)</text:p>
        </text:list-item>
        <text:list-item>
          <text:p text:style-name="P10">To support XSL:FO the Apache FOP framework is used (<text:a xlink:type="simple" xlink:href="http://xmlgraphics.apache.org/fop/">http://xmlgraphics.apache.org/fop/</text:a>), so this plugin shares that framework's limitations.</text:p>
        </text:list-item>
        <text:list-item>
          <text:p text:style-name="P13"><text:span text:style-name="T1">You can also start YajHFC with this plugin manually by invoking it using a command line of the form </text:span><text:span text:style-name="Source_20_Text"><text:span text:style-name="T1">java -jar yajhfc.jar -–loadplugin=FOPPlugin.jar<text:line-break/><text:line-break/></text:span></text:span><text:span text:style-name="T1">Using </text:span><text:span text:style-name="Source_20_Text"><text:span text:style-name="T1">fop.sh</text:span></text:span><text:span text:style-name="T1"> or </text:span><text:span text:style-name="Source_20_Text"><text:span text:style-name="T1">fop.cmd</text:span></text:span><text:span text:style-name="T1"> is recommended, however, because these scripts make sure that a new version of the XSLT transformer (from apache.org) is used. The version included in current JDKs (as of 08/2008) has a bug which causes an Exception when trying to view ODT files.</text:span></text:p>
        </text:list-item>
      </text:list>
      <text:h text:style-name="P5" text:outline-level="3">ODT format</text:h>
      <text:list text:style-name="L3">
        <text:list-item>
          <text:p text:style-name="P11">To generate the cover page from a ODT document it is first converted to XSL:FO (using a XSL stylesheet). Because of that the formatting of the cover page will sometimes be not exactly the same as it looks in OpenOffice.<text:line-break/>So you might need to experiment a bit to get the layout the way you want (you can use the <text:span text:style-name="Variable">Extras→XSL:FO and ODT utilities→View ODT as XSL:FO... </text:span>menu item and of course the <text:span text:style-name="Variable">Preview</text:span> button in the Send Dialog to do so).</text:p>
        </text:list-item>
        <text:list-item>
          <text:p text:style-name="P11">Tabulators won't work correctly, so use tables to align multiple lines of text</text:p>
        </text:list-item>
        <text:list-item>
          <text:p text:style-name="P11">Images are always displayed in their original size, so rescale the to the desired size before you insert them into OpenOffice.</text:p>
        </text:list-item>
        <text:list-item>
          <text:p text:style-name="P11">The position of images might be a bit off</text:p>
        </text:list-item>
        <text:list-item>
          <text:p text:style-name="P11">In general: Don't expect complex layouts to look right at the first try.</text:p>
        </text:list-item>
      </text:list>
      <text:h text:style-name="Heading_20_3" text:outline-level="3">Editors</text:h>
      <text:list text:style-name="L4">
        <text:list-item>
          <text:p text:style-name="P12">For ODT files: Simply use OpenOffice (<text:a xlink:type="simple" xlink:href="http://www.openoffice.org/">http://www.openoffice.org/</text:a>) ;-)</text:p>
        </text:list-item>
        <text:list-item>
          <text:p text:style-name="P12">For XSL:FO files:</text:p>
          <text:list>
            <text:list-item>
              <text:p text:style-name="P14">You can try mini-scribus (<text:a xlink:type="simple" xlink:href="http://code.google.com/p/fop-miniscribus/">http://code.google.com/p/fop-miniscribus/</text:a>). This editor produced suboptimal results for me, however.</text:p>
            </text:list-item>
            <text:list-item>
              <text:p text:style-name="P14">There are numerous commercial XSL:FO editors out there. I haven't tested any of these, however.</text:p>
            </text:list-item>
            <text:list-item>
              <text:p text:style-name="P14">XSL:FO is XML, so you can write those files using any XML or text editor if you are so inclined.</text:p>
            </text:list-item>
            <text:list-item>
              <text:p text:style-name="P14">If you know of any (other) good free or Open Source WYSIWYG XSL:FO editor, please let me know. 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Bitstream Vera Sans" svg:font-family="'Bitstream Vera Sans'" style:font-family-generic="roman" style:font-pitch="variable"/>
    <style:font-face style:name="Arial" svg:font-family="Arial" style:font-adornments="Normal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DE" style:letter-kerning="true" style:font-name-asian="Bitstream Vera Sans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background-color="transparent">
        <style:background-image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size="11pt" style:font-name-asian="Bitstream Vera Sans Mono" style:font-size-asian="10.5pt" style:font-name-complex="Bitstream Vera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Bitstream Vera Sans Mono" style:font-name-asian="Bitstream Vera Sans Mono" style:font-name-complex="Bitstream Vera Sans Mono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nas Wolz</meta:initial-creator>
    <meta:creation-date>2008-08-05T15:26:37</meta:creation-date>
    <dc:creator>Jonas Wolz</dc:creator>
    <dc:date>2008-08-10T13:42:37</dc:date>
    <meta:editing-cycles>12</meta:editing-cycles>
    <meta:editing-duration>PT4H0M3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60" meta:word-count="649" meta:character-count="3895"/>
  </office:meta>
</office:document-meta>
</file>